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">
      <style:graphic-properties fo:wrap-option="wrap" fo:padding-top="0.0463in" fo:padding-bottom="0.0463in" fo:padding-left="0.0463in" fo:padding-right="0.046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1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/>
    </style:style>
    <style:style style:family="graphic" style:name="a52">
      <style:graphic-properties fo:wrap-option="wrap" fo:padding-top="0.0463in" fo:padding-bottom="0.0463in" fo:padding-left="0.0463in" fo:padding-right="0.046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463in" fo:padding-bottom="0.0463in" fo:padding-left="0.0463in" fo:padding-right="0.046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7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">
      <style:graphic-properties fo:wrap-option="wrap" fo:padding-top="0.0463in" fo:padding-bottom="0.0463in" fo:padding-left="0.0463in" fo:padding-right="0.046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9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463in" fo:padding-bottom="0.0463in" fo:padding-left="0.0463in" fo:padding-right="0.046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5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>
      <style:graphic-properties fo:wrap-option="wrap" fo:padding-top="0.0463in" fo:padding-bottom="0.0463in" fo:padding-left="0.0463in" fo:padding-right="0.046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9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graphic" style:name="a60">
      <style:graphic-properties fo:wrap-option="wrap" fo:padding-top="0.0463in" fo:padding-bottom="0.0463in" fo:padding-left="0.0463in" fo:padding-right="0.046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1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.0463in" fo:padding-bottom="0.0463in" fo:padding-left="0.0463in" fo:padding-right="0.046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0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65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graphic" style:name="a1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2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draw:fill="none" draw:stroke="solid" svg:stroke-width="0.01389in" svg:stroke-color="#3d67b1" svg:stroke-opacity="100%" draw:stroke-linejoin="miter" svg:stroke-linecap="butt"/>
    </style:style>
    <style:style style:family="paragraph" style:name="a67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fo:wrap-option="wrap" fo:padding-top="0.0463in" fo:padding-bottom="0.0463in" fo:padding-left="0.0463in" fo:padding-right="0.046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">
      <style:graphic-properties draw:fill="none" draw:stroke="solid" svg:stroke-width="0.01389in" svg:stroke-color="#3d67b1" svg:stroke-opacity="100%" draw:stroke-linejoin="miter" svg:stroke-linecap="butt"/>
    </style:style>
    <style:style style:family="paragraph" style:name="a31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graphic" style:name="a5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32">
      <style:graphic-properties fo:wrap-option="wrap" fo:padding-top="0.0463in" fo:padding-bottom="0.0463in" fo:padding-left="0.0463in" fo:padding-right="0.046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33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graphic" style:name="a7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">
      <style:graphic-properties draw:fill="none" draw:stroke="solid" svg:stroke-width="0.01389in" svg:stroke-color="#3d67b1" svg:stroke-opacity="100%" draw:stroke-linejoin="miter" svg:stroke-linecap="butt"/>
    </style:style>
    <style:style style:family="paragraph" style:name="a35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36">
      <style:graphic-properties fo:wrap-option="wrap" fo:padding-top="0.0463in" fo:padding-bottom="0.0463in" fo:padding-left="0.0463in" fo:padding-right="0.046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7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463in" fo:padding-bottom="0.0463in" fo:padding-left="0.0463in" fo:padding-right="0.046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3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463in" fo:padding-bottom="0.0463in" fo:padding-left="0.0463in" fo:padding-right="0.046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7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graphic" style:name="a40">
      <style:graphic-properties fo:wrap-option="wrap" fo:padding-top="0.0463in" fo:padding-bottom="0.0463in" fo:padding-left="0.0463in" fo:padding-right="0.046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paragraph" style:name="a79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463in" fo:padding-bottom="0.0463in" fo:padding-left="0.0463in" fo:padding-right="0.046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5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48">
      <style:graphic-properties fo:wrap-option="wrap" fo:padding-top="0.0463in" fo:padding-bottom="0.0463in" fo:padding-left="0.0463in" fo:padding-right="0.046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49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graphic" style:name="a12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3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4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5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16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17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463in" fo:padding-bottom="0.0463in" fo:padding-left="0.0463in" fo:padding-right="0.046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1">
      <style:graphic-properties draw:fill="solid" draw:fill-color="#4472c4" draw:opacity="100%" draw:stroke="solid" svg:stroke-width="0.01389in" svg:stroke-color="#ffffff" svg:stroke-opacity="100%" draw:stroke-linejoin="miter" svg:stroke-linecap="butt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722in" style:font-size-asian="0.09722in" style:font-size-complex="0.09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463in" fo:padding-bottom="0.0463in" fo:padding-left="0.0463in" fo:padding-right="0.0463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5">
      <style:graphic-properties draw:fill="solid" draw:fill-color="#4472c4" draw:opacity="100%" draw:stroke="solid" svg:stroke-width="0.01389in" svg:stroke-color="#ffffff" svg:stroke-opacity="100%" draw:stroke-linejoin="miter" svg:stroke-linecap="butt"/>
    </style:style>
  </office:automatic-styles>
  <office:body>
    <office:text text:use-soft-page-breaks="true">
      <text:p text:style-name="P1"><draw:g draw:name="Diagrama 1" draw:id="id53" draw:style-name="a89" text:anchor-type="as-char"><svg:title/><svg:desc/><draw:custom-shape svg:x="8.91026in" svg:y="2.50948in" svg:width="0.56294in" svg:height="0.26791in" draw:id="id0" draw:style-name="a0"><svg:title/><svg:desc/><draw:enhanced-geometry draw:type="non-primitive" svg:viewBox="0 0 514755 244976" draw:enhanced-path="M 0 0 L 0 166944 514755 166944 514755 24497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14755"/><draw:equation draw:name="f7" draw:formula="?f4 / 244976"/><draw:equation draw:name="f8" draw:formula="0 / ?f6"/><draw:equation draw:name="f9" draw:formula="514755 / ?f6"/><draw:equation draw:name="f10" draw:formula="0 / ?f7"/><draw:equation draw:name="f11" draw:formula="244976 / ?f7"/></draw:enhanced-geometry></draw:custom-shape><draw:custom-shape svg:x="8.34732in" svg:y="2.50948in" svg:width="0.56294in" svg:height="0.26791in" draw:id="id1" draw:style-name="a1"><svg:title/><svg:desc/><draw:enhanced-geometry draw:type="non-primitive" svg:viewBox="0 0 514755 244976" draw:enhanced-path="M 514755 0 L 514755 166944 0 166944 0 24497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14755"/><draw:equation draw:name="f7" draw:formula="?f4 / 244976"/><draw:equation draw:name="f8" draw:formula="0 / ?f6"/><draw:equation draw:name="f9" draw:formula="514755 / ?f6"/><draw:equation draw:name="f10" draw:formula="0 / ?f7"/><draw:equation draw:name="f11" draw:formula="244976 / ?f7"/></draw:enhanced-geometry></draw:custom-shape><draw:custom-shape svg:x="7.78437in" svg:y="1.65662in" svg:width="1.12589in" svg:height="0.26791in" draw:id="id2" draw:style-name="a2"><svg:title/><svg:desc/><draw:enhanced-geometry draw:type="non-primitive" svg:viewBox="0 0 1029511 244976" draw:enhanced-path="M 0 0 L 0 166944 1029511 166944 1029511 24497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29511"/><draw:equation draw:name="f7" draw:formula="?f4 / 244976"/><draw:equation draw:name="f8" draw:formula="0 / ?f6"/><draw:equation draw:name="f9" draw:formula="1029511 / ?f6"/><draw:equation draw:name="f10" draw:formula="0 / ?f7"/><draw:equation draw:name="f11" draw:formula="244976 / ?f7"/></draw:enhanced-geometry></draw:custom-shape><draw:custom-shape svg:x="6.65849in" svg:y="2.50948in" svg:width="0.56294in" svg:height="0.26791in" draw:id="id3" draw:style-name="a3"><svg:title/><svg:desc/><draw:enhanced-geometry draw:type="non-primitive" svg:viewBox="0 0 514755 244976" draw:enhanced-path="M 0 0 L 0 166944 514755 166944 514755 24497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14755"/><draw:equation draw:name="f7" draw:formula="?f4 / 244976"/><draw:equation draw:name="f8" draw:formula="0 / ?f6"/><draw:equation draw:name="f9" draw:formula="514755 / ?f6"/><draw:equation draw:name="f10" draw:formula="0 / ?f7"/><draw:equation draw:name="f11" draw:formula="244976 / ?f7"/></draw:enhanced-geometry></draw:custom-shape><draw:custom-shape svg:x="6.09554in" svg:y="2.50948in" svg:width="0.56294in" svg:height="0.26791in" draw:id="id4" draw:style-name="a4"><svg:title/><svg:desc/><draw:enhanced-geometry draw:type="non-primitive" svg:viewBox="0 0 514755 244976" draw:enhanced-path="M 514755 0 L 514755 166944 0 166944 0 24497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14755"/><draw:equation draw:name="f7" draw:formula="?f4 / 244976"/><draw:equation draw:name="f8" draw:formula="0 / ?f6"/><draw:equation draw:name="f9" draw:formula="514755 / ?f6"/><draw:equation draw:name="f10" draw:formula="0 / ?f7"/><draw:equation draw:name="f11" draw:formula="244976 / ?f7"/></draw:enhanced-geometry></draw:custom-shape><draw:custom-shape svg:x="6.65849in" svg:y="1.65662in" svg:width="1.12589in" svg:height="0.26791in" draw:id="id5" draw:style-name="a5"><svg:title/><svg:desc/><draw:enhanced-geometry draw:type="non-primitive" svg:viewBox="0 0 1029511 244976" draw:enhanced-path="M 1029511 0 L 1029511 166944 0 166944 0 24497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29511"/><draw:equation draw:name="f7" draw:formula="?f4 / 244976"/><draw:equation draw:name="f8" draw:formula="0 / ?f6"/><draw:equation draw:name="f9" draw:formula="1029511 / ?f6"/><draw:equation draw:name="f10" draw:formula="0 / ?f7"/><draw:equation draw:name="f11" draw:formula="244976 / ?f7"/></draw:enhanced-geometry></draw:custom-shape><draw:custom-shape svg:x="5.39186in" svg:y="0.80376in" svg:width="2.39251in" svg:height="0.26791in" draw:id="id6" draw:style-name="a6"><svg:title/><svg:desc/><draw:enhanced-geometry draw:type="non-primitive" svg:viewBox="0 0 2187712 244976" draw:enhanced-path="M 0 0 L 0 166944 2187712 166944 2187712 24497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87712"/><draw:equation draw:name="f7" draw:formula="?f4 / 244976"/><draw:equation draw:name="f8" draw:formula="0 / ?f6"/><draw:equation draw:name="f9" draw:formula="2187712 / ?f6"/><draw:equation draw:name="f10" draw:formula="0 / ?f7"/><draw:equation draw:name="f11" draw:formula="244976 / ?f7"/></draw:enhanced-geometry></draw:custom-shape><draw:custom-shape svg:x="4.40671in" svg:y="2.50948in" svg:width="0.56294in" svg:height="0.26791in" draw:id="id7" draw:style-name="a7"><svg:title/><svg:desc/><draw:enhanced-geometry draw:type="non-primitive" svg:viewBox="0 0 514755 244976" draw:enhanced-path="M 0 0 L 0 166944 514755 166944 514755 24497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14755"/><draw:equation draw:name="f7" draw:formula="?f4 / 244976"/><draw:equation draw:name="f8" draw:formula="0 / ?f6"/><draw:equation draw:name="f9" draw:formula="514755 / ?f6"/><draw:equation draw:name="f10" draw:formula="0 / ?f7"/><draw:equation draw:name="f11" draw:formula="244976 / ?f7"/></draw:enhanced-geometry></draw:custom-shape><draw:custom-shape svg:x="3.84377in" svg:y="2.50948in" svg:width="0.56294in" svg:height="0.26791in" draw:id="id8" draw:style-name="a8"><svg:title/><svg:desc/><draw:enhanced-geometry draw:type="non-primitive" svg:viewBox="0 0 514755 244976" draw:enhanced-path="M 514755 0 L 514755 166944 0 166944 0 24497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14755"/><draw:equation draw:name="f7" draw:formula="?f4 / 244976"/><draw:equation draw:name="f8" draw:formula="0 / ?f6"/><draw:equation draw:name="f9" draw:formula="514755 / ?f6"/><draw:equation draw:name="f10" draw:formula="0 / ?f7"/><draw:equation draw:name="f11" draw:formula="244976 / ?f7"/></draw:enhanced-geometry></draw:custom-shape><draw:custom-shape svg:x="2.99935in" svg:y="1.65662in" svg:width="1.40736in" svg:height="0.26791in" draw:id="id9" draw:style-name="a9"><svg:title/><svg:desc/><draw:enhanced-geometry draw:type="non-primitive" svg:viewBox="0 0 1286889 244976" draw:enhanced-path="M 0 0 L 0 166944 1286889 166944 1286889 24497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86889"/><draw:equation draw:name="f7" draw:formula="?f4 / 244976"/><draw:equation draw:name="f8" draw:formula="0 / ?f6"/><draw:equation draw:name="f9" draw:formula="1286889 / ?f6"/><draw:equation draw:name="f10" draw:formula="0 / ?f7"/><draw:equation draw:name="f11" draw:formula="244976 / ?f7"/></draw:enhanced-geometry></draw:custom-shape><draw:custom-shape svg:x="1.59199in" svg:y="2.50948in" svg:width="1.12589in" svg:height="0.26791in" draw:id="id10" draw:style-name="a10"><svg:title/><svg:desc/><draw:enhanced-geometry draw:type="non-primitive" svg:viewBox="0 0 1029511 244976" draw:enhanced-path="M 0 0 L 0 166944 1029511 166944 1029511 24497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29511"/><draw:equation draw:name="f7" draw:formula="?f4 / 244976"/><draw:equation draw:name="f8" draw:formula="0 / ?f6"/><draw:equation draw:name="f9" draw:formula="1029511 / ?f6"/><draw:equation draw:name="f10" draw:formula="0 / ?f7"/><draw:equation draw:name="f11" draw:formula="244976 / ?f7"/></draw:enhanced-geometry></draw:custom-shape><draw:custom-shape svg:x="1.59199in" svg:y="3.36234in" svg:width="0.56294in" svg:height="0.26791in" draw:id="id11" draw:style-name="a11"><svg:title/><svg:desc/><draw:enhanced-geometry draw:type="non-primitive" svg:viewBox="0 0 514755 244976" draw:enhanced-path="M 0 0 L 0 166944 514755 166944 514755 24497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14755"/><draw:equation draw:name="f7" draw:formula="?f4 / 244976"/><draw:equation draw:name="f8" draw:formula="0 / ?f6"/><draw:equation draw:name="f9" draw:formula="514755 / ?f6"/><draw:equation draw:name="f10" draw:formula="0 / ?f7"/><draw:equation draw:name="f11" draw:formula="244976 / ?f7"/></draw:enhanced-geometry></draw:custom-shape><draw:custom-shape svg:x="1.02905in" svg:y="3.36234in" svg:width="0.56294in" svg:height="0.26791in" draw:id="id12" draw:style-name="a12"><svg:title/><svg:desc/><draw:enhanced-geometry draw:type="non-primitive" svg:viewBox="0 0 514755 244976" draw:enhanced-path="M 514755 0 L 514755 166944 0 166944 0 24497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14755"/><draw:equation draw:name="f7" draw:formula="?f4 / 244976"/><draw:equation draw:name="f8" draw:formula="0 / ?f6"/><draw:equation draw:name="f9" draw:formula="514755 / ?f6"/><draw:equation draw:name="f10" draw:formula="0 / ?f7"/><draw:equation draw:name="f11" draw:formula="244976 / ?f7"/></draw:enhanced-geometry></draw:custom-shape><draw:custom-shape svg:x="1.54199in" svg:y="2.50948in" svg:width="0.1in" svg:height="0.26791in" draw:id="id13" draw:style-name="a13"><svg:title/><svg:desc/><draw:enhanced-geometry draw:type="non-primitive" svg:viewBox="0 0 91440 244976" draw:enhanced-path="M 45720 0 L 45720 24497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0"/><draw:equation draw:name="f7" draw:formula="?f4 / 244976"/><draw:equation draw:name="f8" draw:formula="0 / ?f6"/><draw:equation draw:name="f9" draw:formula="91440 / ?f6"/><draw:equation draw:name="f10" draw:formula="0 / ?f7"/><draw:equation draw:name="f11" draw:formula="244976 / ?f7"/></draw:enhanced-geometry></draw:custom-shape><draw:custom-shape svg:x="0.46611in" svg:y="2.50948in" svg:width="1.12589in" svg:height="0.26791in" draw:id="id14" draw:style-name="a14"><svg:title/><svg:desc/><draw:enhanced-geometry draw:type="non-primitive" svg:viewBox="0 0 1029511 244976" draw:enhanced-path="M 1029511 0 L 1029511 166944 0 166944 0 24497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29511"/><draw:equation draw:name="f7" draw:formula="?f4 / 244976"/><draw:equation draw:name="f8" draw:formula="0 / ?f6"/><draw:equation draw:name="f9" draw:formula="1029511 / ?f6"/><draw:equation draw:name="f10" draw:formula="0 / ?f7"/><draw:equation draw:name="f11" draw:formula="244976 / ?f7"/></draw:enhanced-geometry></draw:custom-shape><draw:custom-shape svg:x="1.59199in" svg:y="1.65662in" svg:width="1.40736in" svg:height="0.26791in" draw:id="id15" draw:style-name="a15"><svg:title/><svg:desc/><draw:enhanced-geometry draw:type="non-primitive" svg:viewBox="0 0 1286889 244976" draw:enhanced-path="M 1286889 0 L 1286889 166944 0 166944 0 24497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86889"/><draw:equation draw:name="f7" draw:formula="?f4 / 244976"/><draw:equation draw:name="f8" draw:formula="0 / ?f6"/><draw:equation draw:name="f9" draw:formula="1286889 / ?f6"/><draw:equation draw:name="f10" draw:formula="0 / ?f7"/><draw:equation draw:name="f11" draw:formula="244976 / ?f7"/></draw:enhanced-geometry></draw:custom-shape><draw:custom-shape svg:x="2.99935in" svg:y="0.80376in" svg:width="2.39251in" svg:height="0.26791in" draw:id="id16" draw:style-name="a16"><svg:title/><svg:desc/><draw:enhanced-geometry draw:type="non-primitive" svg:viewBox="0 0 2187712 244976" draw:enhanced-path="M 2187712 0 L 2187712 166944 0 166944 0 244976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87712"/><draw:equation draw:name="f7" draw:formula="?f4 / 244976"/><draw:equation draw:name="f8" draw:formula="0 / ?f6"/><draw:equation draw:name="f9" draw:formula="2187712 / ?f6"/><draw:equation draw:name="f10" draw:formula="0 / ?f7"/><draw:equation draw:name="f11" draw:formula="244976 / ?f7"/></draw:enhanced-geometry></draw:custom-shape><draw:custom-shape svg:x="4.93127in" svg:y="0.21881in" svg:width="0.92118in" svg:height="0.58495in" draw:id="id17" draw:style-name="a17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5.03363in" svg:y="0.31605in" svg:width="0.92118in" svg:height="0.58495in" draw:id="id18" draw:style-name="a20"><svg:title/><svg:desc/><text:p text:style-name="a19" text:class-names="" text:cond-style-name=""><text:span text:style-name="a18" text:class-names="">Director General</text:span></text:p><draw:enhanced-geometry draw:type="non-primitive" svg:viewBox="0 0 842327 534878" draw:enhanced-path="M 0 53488 C 0 23947 23947 0 53488 0 L 788839 0 C 818380 0 842327 23947 842327 53488 L 842327 481390 C 842327 510931 818380 534878 788839 534878 L 53488 534878 C 23947 534878 0 510931 0 481390 L 0 53488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42327"/><draw:equation draw:name="f7" draw:formula="?f4 / 534878"/><draw:equation draw:name="f8" draw:formula="0 * ?f5 / 842327"/><draw:equation draw:name="f9" draw:formula="53488 * ?f4 / 534878"/><draw:equation draw:name="f10" draw:formula="53488 * ?f5 / 842327"/><draw:equation draw:name="f11" draw:formula="0 * ?f4 / 534878"/><draw:equation draw:name="f12" draw:formula="788839 * ?f5 / 842327"/><draw:equation draw:name="f13" draw:formula="842327 * ?f5 / 842327"/><draw:equation draw:name="f14" draw:formula="481390 * ?f4 / 534878"/><draw:equation draw:name="f15" draw:formula="534878 * ?f4 / 534878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2.53876in" svg:y="1.07167in" svg:width="0.92118in" svg:height="0.58495in" draw:id="id19" draw:style-name="a21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2.64112in" svg:y="1.16891in" svg:width="0.92118in" svg:height="0.58495in" draw:id="id20" draw:style-name="a24"><svg:title/><svg:desc/><text:p text:style-name="a23" text:class-names="" text:cond-style-name=""><text:span text:style-name="a22" text:class-names="">Subdirector1</text:span></text:p><draw:enhanced-geometry draw:type="non-primitive" svg:viewBox="0 0 842327 534878" draw:enhanced-path="M 0 53488 C 0 23947 23947 0 53488 0 L 788839 0 C 818380 0 842327 23947 842327 53488 L 842327 481390 C 842327 510931 818380 534878 788839 534878 L 53488 534878 C 23947 534878 0 510931 0 481390 L 0 53488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42327"/><draw:equation draw:name="f7" draw:formula="?f4 / 534878"/><draw:equation draw:name="f8" draw:formula="0 * ?f5 / 842327"/><draw:equation draw:name="f9" draw:formula="53488 * ?f4 / 534878"/><draw:equation draw:name="f10" draw:formula="53488 * ?f5 / 842327"/><draw:equation draw:name="f11" draw:formula="0 * ?f4 / 534878"/><draw:equation draw:name="f12" draw:formula="788839 * ?f5 / 842327"/><draw:equation draw:name="f13" draw:formula="842327 * ?f5 / 842327"/><draw:equation draw:name="f14" draw:formula="481390 * ?f4 / 534878"/><draw:equation draw:name="f15" draw:formula="534878 * ?f4 / 534878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1.1314in" svg:y="1.92453in" svg:width="0.92118in" svg:height="0.58495in" draw:id="id21" draw:style-name="a25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1.23376in" svg:y="2.02177in" svg:width="0.92118in" svg:height="0.58495in" draw:id="id22" draw:style-name="a28"><svg:title/><svg:desc/><text:p text:style-name="a27" text:class-names="" text:cond-style-name=""><text:span text:style-name="a26" text:class-names="">Producion</text:span></text:p><draw:enhanced-geometry draw:type="non-primitive" svg:viewBox="0 0 842327 534878" draw:enhanced-path="M 0 53488 C 0 23947 23947 0 53488 0 L 788839 0 C 818380 0 842327 23947 842327 53488 L 842327 481390 C 842327 510931 818380 534878 788839 534878 L 53488 534878 C 23947 534878 0 510931 0 481390 L 0 53488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42327"/><draw:equation draw:name="f7" draw:formula="?f4 / 534878"/><draw:equation draw:name="f8" draw:formula="0 * ?f5 / 842327"/><draw:equation draw:name="f9" draw:formula="53488 * ?f4 / 534878"/><draw:equation draw:name="f10" draw:formula="53488 * ?f5 / 842327"/><draw:equation draw:name="f11" draw:formula="0 * ?f4 / 534878"/><draw:equation draw:name="f12" draw:formula="788839 * ?f5 / 842327"/><draw:equation draw:name="f13" draw:formula="842327 * ?f5 / 842327"/><draw:equation draw:name="f14" draw:formula="481390 * ?f4 / 534878"/><draw:equation draw:name="f15" draw:formula="534878 * ?f4 / 534878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0.00552in" svg:y="2.77739in" svg:width="0.92118in" svg:height="0.58495in" draw:id="id23" draw:style-name="a29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0.10787in" svg:y="2.87463in" svg:width="0.92118in" svg:height="0.58495in" draw:id="id24" draw:style-name="a32"><svg:title/><svg:desc/><text:p text:style-name="a31" text:class-names="" text:cond-style-name=""><text:span text:style-name="a30" text:class-names="">Aprovisionamientos</text:span></text:p><draw:enhanced-geometry draw:type="non-primitive" svg:viewBox="0 0 842327 534878" draw:enhanced-path="M 0 53488 C 0 23947 23947 0 53488 0 L 788839 0 C 818380 0 842327 23947 842327 53488 L 842327 481390 C 842327 510931 818380 534878 788839 534878 L 53488 534878 C 23947 534878 0 510931 0 481390 L 0 53488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42327"/><draw:equation draw:name="f7" draw:formula="?f4 / 534878"/><draw:equation draw:name="f8" draw:formula="0 * ?f5 / 842327"/><draw:equation draw:name="f9" draw:formula="53488 * ?f4 / 534878"/><draw:equation draw:name="f10" draw:formula="53488 * ?f5 / 842327"/><draw:equation draw:name="f11" draw:formula="0 * ?f4 / 534878"/><draw:equation draw:name="f12" draw:formula="788839 * ?f5 / 842327"/><draw:equation draw:name="f13" draw:formula="842327 * ?f5 / 842327"/><draw:equation draw:name="f14" draw:formula="481390 * ?f4 / 534878"/><draw:equation draw:name="f15" draw:formula="534878 * ?f4 / 534878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1.1314in" svg:y="2.77739in" svg:width="0.92118in" svg:height="0.58495in" draw:id="id25" draw:style-name="a33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1.23376in" svg:y="2.87463in" svg:width="0.92118in" svg:height="0.58495in" draw:id="id26" draw:style-name="a36"><svg:title/><svg:desc/><text:p text:style-name="a35" text:class-names="" text:cond-style-name=""><text:span text:style-name="a34" text:class-names="">Fabricacion</text:span></text:p><draw:enhanced-geometry draw:type="non-primitive" svg:viewBox="0 0 842327 534878" draw:enhanced-path="M 0 53488 C 0 23947 23947 0 53488 0 L 788839 0 C 818380 0 842327 23947 842327 53488 L 842327 481390 C 842327 510931 818380 534878 788839 534878 L 53488 534878 C 23947 534878 0 510931 0 481390 L 0 53488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42327"/><draw:equation draw:name="f7" draw:formula="?f4 / 534878"/><draw:equation draw:name="f8" draw:formula="0 * ?f5 / 842327"/><draw:equation draw:name="f9" draw:formula="53488 * ?f4 / 534878"/><draw:equation draw:name="f10" draw:formula="53488 * ?f5 / 842327"/><draw:equation draw:name="f11" draw:formula="0 * ?f4 / 534878"/><draw:equation draw:name="f12" draw:formula="788839 * ?f5 / 842327"/><draw:equation draw:name="f13" draw:formula="842327 * ?f5 / 842327"/><draw:equation draw:name="f14" draw:formula="481390 * ?f4 / 534878"/><draw:equation draw:name="f15" draw:formula="534878 * ?f4 / 534878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0.56846in" svg:y="3.63025in" svg:width="0.92118in" svg:height="0.58495in" draw:id="id27" draw:style-name="a37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0.67081in" svg:y="3.72749in" svg:width="0.92118in" svg:height="0.58495in" draw:id="id28" draw:style-name="a40"><svg:title/><svg:desc/><text:p text:style-name="a39" text:class-names="" text:cond-style-name=""><text:span text:style-name="a38" text:class-names="">Articulos Deportivos</text:span></text:p><draw:enhanced-geometry draw:type="non-primitive" svg:viewBox="0 0 842327 534878" draw:enhanced-path="M 0 53488 C 0 23947 23947 0 53488 0 L 788839 0 C 818380 0 842327 23947 842327 53488 L 842327 481390 C 842327 510931 818380 534878 788839 534878 L 53488 534878 C 23947 534878 0 510931 0 481390 L 0 53488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42327"/><draw:equation draw:name="f7" draw:formula="?f4 / 534878"/><draw:equation draw:name="f8" draw:formula="0 * ?f5 / 842327"/><draw:equation draw:name="f9" draw:formula="53488 * ?f4 / 534878"/><draw:equation draw:name="f10" draw:formula="53488 * ?f5 / 842327"/><draw:equation draw:name="f11" draw:formula="0 * ?f4 / 534878"/><draw:equation draw:name="f12" draw:formula="788839 * ?f5 / 842327"/><draw:equation draw:name="f13" draw:formula="842327 * ?f5 / 842327"/><draw:equation draw:name="f14" draw:formula="481390 * ?f4 / 534878"/><draw:equation draw:name="f15" draw:formula="534878 * ?f4 / 534878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1.69435in" svg:y="3.63025in" svg:width="0.92118in" svg:height="0.58495in" draw:id="id29" draw:style-name="a41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1.7967in" svg:y="3.72749in" svg:width="0.92118in" svg:height="0.58495in" draw:id="id30" draw:style-name="a44"><svg:title/><svg:desc/><text:p text:style-name="a43" text:class-names="" text:cond-style-name=""><text:span text:style-name="a42" text:class-names="">Articulos Tecnologicos</text:span></text:p><draw:enhanced-geometry draw:type="non-primitive" svg:viewBox="0 0 842327 534878" draw:enhanced-path="M 0 53488 C 0 23947 23947 0 53488 0 L 788839 0 C 818380 0 842327 23947 842327 53488 L 842327 481390 C 842327 510931 818380 534878 788839 534878 L 53488 534878 C 23947 534878 0 510931 0 481390 L 0 53488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42327"/><draw:equation draw:name="f7" draw:formula="?f4 / 534878"/><draw:equation draw:name="f8" draw:formula="0 * ?f5 / 842327"/><draw:equation draw:name="f9" draw:formula="53488 * ?f4 / 534878"/><draw:equation draw:name="f10" draw:formula="53488 * ?f5 / 842327"/><draw:equation draw:name="f11" draw:formula="0 * ?f4 / 534878"/><draw:equation draw:name="f12" draw:formula="788839 * ?f5 / 842327"/><draw:equation draw:name="f13" draw:formula="842327 * ?f5 / 842327"/><draw:equation draw:name="f14" draw:formula="481390 * ?f4 / 534878"/><draw:equation draw:name="f15" draw:formula="534878 * ?f4 / 534878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2.25729in" svg:y="2.77739in" svg:width="0.92118in" svg:height="0.58495in" draw:id="id31" draw:style-name="a45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2.35964in" svg:y="2.87463in" svg:width="0.92118in" svg:height="0.58495in" draw:id="id32" draw:style-name="a48"><svg:title/><svg:desc/><text:p text:style-name="a47" text:class-names="" text:cond-style-name=""><text:span text:style-name="a46" text:class-names="">Control</text:span></text:p><draw:enhanced-geometry draw:type="non-primitive" svg:viewBox="0 0 842327 534878" draw:enhanced-path="M 0 53488 C 0 23947 23947 0 53488 0 L 788839 0 C 818380 0 842327 23947 842327 53488 L 842327 481390 C 842327 510931 818380 534878 788839 534878 L 53488 534878 C 23947 534878 0 510931 0 481390 L 0 53488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42327"/><draw:equation draw:name="f7" draw:formula="?f4 / 534878"/><draw:equation draw:name="f8" draw:formula="0 * ?f5 / 842327"/><draw:equation draw:name="f9" draw:formula="53488 * ?f4 / 534878"/><draw:equation draw:name="f10" draw:formula="53488 * ?f5 / 842327"/><draw:equation draw:name="f11" draw:formula="0 * ?f4 / 534878"/><draw:equation draw:name="f12" draw:formula="788839 * ?f5 / 842327"/><draw:equation draw:name="f13" draw:formula="842327 * ?f5 / 842327"/><draw:equation draw:name="f14" draw:formula="481390 * ?f4 / 534878"/><draw:equation draw:name="f15" draw:formula="534878 * ?f4 / 534878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3.94612in" svg:y="1.92453in" svg:width="0.92118in" svg:height="0.58495in" draw:id="id33" draw:style-name="a49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4.04848in" svg:y="2.02177in" svg:width="0.92118in" svg:height="0.58495in" draw:id="id34" draw:style-name="a52"><svg:title/><svg:desc/><text:p text:style-name="a51" text:class-names="" text:cond-style-name=""><text:span text:style-name="a50" text:class-names="">Comercionalizacion</text:span></text:p><draw:enhanced-geometry draw:type="non-primitive" svg:viewBox="0 0 842327 534878" draw:enhanced-path="M 0 53488 C 0 23947 23947 0 53488 0 L 788839 0 C 818380 0 842327 23947 842327 53488 L 842327 481390 C 842327 510931 818380 534878 788839 534878 L 53488 534878 C 23947 534878 0 510931 0 481390 L 0 53488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42327"/><draw:equation draw:name="f7" draw:formula="?f4 / 534878"/><draw:equation draw:name="f8" draw:formula="0 * ?f5 / 842327"/><draw:equation draw:name="f9" draw:formula="53488 * ?f4 / 534878"/><draw:equation draw:name="f10" draw:formula="53488 * ?f5 / 842327"/><draw:equation draw:name="f11" draw:formula="0 * ?f4 / 534878"/><draw:equation draw:name="f12" draw:formula="788839 * ?f5 / 842327"/><draw:equation draw:name="f13" draw:formula="842327 * ?f5 / 842327"/><draw:equation draw:name="f14" draw:formula="481390 * ?f4 / 534878"/><draw:equation draw:name="f15" draw:formula="534878 * ?f4 / 534878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3.38318in" svg:y="2.77739in" svg:width="0.92118in" svg:height="0.58495in" draw:id="id35" draw:style-name="a53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3.48553in" svg:y="2.87463in" svg:width="0.92118in" svg:height="0.58495in" draw:id="id36" draw:style-name="a56"><svg:title/><svg:desc/><text:p text:style-name="a55" text:class-names="" text:cond-style-name=""><text:span text:style-name="a54" text:class-names="">Publicidad</text:span></text:p><draw:enhanced-geometry draw:type="non-primitive" svg:viewBox="0 0 842327 534878" draw:enhanced-path="M 0 53488 C 0 23947 23947 0 53488 0 L 788839 0 C 818380 0 842327 23947 842327 53488 L 842327 481390 C 842327 510931 818380 534878 788839 534878 L 53488 534878 C 23947 534878 0 510931 0 481390 L 0 53488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42327"/><draw:equation draw:name="f7" draw:formula="?f4 / 534878"/><draw:equation draw:name="f8" draw:formula="0 * ?f5 / 842327"/><draw:equation draw:name="f9" draw:formula="53488 * ?f4 / 534878"/><draw:equation draw:name="f10" draw:formula="53488 * ?f5 / 842327"/><draw:equation draw:name="f11" draw:formula="0 * ?f4 / 534878"/><draw:equation draw:name="f12" draw:formula="788839 * ?f5 / 842327"/><draw:equation draw:name="f13" draw:formula="842327 * ?f5 / 842327"/><draw:equation draw:name="f14" draw:formula="481390 * ?f4 / 534878"/><draw:equation draw:name="f15" draw:formula="534878 * ?f4 / 534878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4.50907in" svg:y="2.77739in" svg:width="0.92118in" svg:height="0.58495in" draw:id="id37" draw:style-name="a57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4.61142in" svg:y="2.87463in" svg:width="0.92118in" svg:height="0.58495in" draw:id="id38" draw:style-name="a60"><svg:title/><svg:desc/><text:p text:style-name="a59" text:class-names="" text:cond-style-name=""><text:span text:style-name="a58" text:class-names="">Ventas</text:span></text:p><draw:enhanced-geometry draw:type="non-primitive" svg:viewBox="0 0 842327 534878" draw:enhanced-path="M 0 53488 C 0 23947 23947 0 53488 0 L 788839 0 C 818380 0 842327 23947 842327 53488 L 842327 481390 C 842327 510931 818380 534878 788839 534878 L 53488 534878 C 23947 534878 0 510931 0 481390 L 0 53488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42327"/><draw:equation draw:name="f7" draw:formula="?f4 / 534878"/><draw:equation draw:name="f8" draw:formula="0 * ?f5 / 842327"/><draw:equation draw:name="f9" draw:formula="53488 * ?f4 / 534878"/><draw:equation draw:name="f10" draw:formula="53488 * ?f5 / 842327"/><draw:equation draw:name="f11" draw:formula="0 * ?f4 / 534878"/><draw:equation draw:name="f12" draw:formula="788839 * ?f5 / 842327"/><draw:equation draw:name="f13" draw:formula="842327 * ?f5 / 842327"/><draw:equation draw:name="f14" draw:formula="481390 * ?f4 / 534878"/><draw:equation draw:name="f15" draw:formula="534878 * ?f4 / 534878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7.32378in" svg:y="1.07167in" svg:width="0.92118in" svg:height="0.58495in" draw:id="id39" draw:style-name="a61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7.42614in" svg:y="1.16891in" svg:width="0.92118in" svg:height="0.58495in" draw:id="id40" draw:style-name="a64"><svg:title/><svg:desc/><text:p text:style-name="a63" text:class-names="" text:cond-style-name=""><text:span text:style-name="a62" text:class-names="">Subdirector 2</text:span></text:p><draw:enhanced-geometry draw:type="non-primitive" svg:viewBox="0 0 842327 534878" draw:enhanced-path="M 0 53488 C 0 23947 23947 0 53488 0 L 788839 0 C 818380 0 842327 23947 842327 53488 L 842327 481390 C 842327 510931 818380 534878 788839 534878 L 53488 534878 C 23947 534878 0 510931 0 481390 L 0 53488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42327"/><draw:equation draw:name="f7" draw:formula="?f4 / 534878"/><draw:equation draw:name="f8" draw:formula="0 * ?f5 / 842327"/><draw:equation draw:name="f9" draw:formula="53488 * ?f4 / 534878"/><draw:equation draw:name="f10" draw:formula="53488 * ?f5 / 842327"/><draw:equation draw:name="f11" draw:formula="0 * ?f4 / 534878"/><draw:equation draw:name="f12" draw:formula="788839 * ?f5 / 842327"/><draw:equation draw:name="f13" draw:formula="842327 * ?f5 / 842327"/><draw:equation draw:name="f14" draw:formula="481390 * ?f4 / 534878"/><draw:equation draw:name="f15" draw:formula="534878 * ?f4 / 534878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6.1979in" svg:y="1.92453in" svg:width="0.92118in" svg:height="0.58495in" draw:id="id41" draw:style-name="a65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6.30025in" svg:y="2.02177in" svg:width="0.92118in" svg:height="0.58495in" draw:id="id42" draw:style-name="a68"><svg:title/><svg:desc/><text:p text:style-name="a67" text:class-names="" text:cond-style-name=""><text:span text:style-name="a66" text:class-names="">Administracion</text:span></text:p><draw:enhanced-geometry draw:type="non-primitive" svg:viewBox="0 0 842327 534878" draw:enhanced-path="M 0 53488 C 0 23947 23947 0 53488 0 L 788839 0 C 818380 0 842327 23947 842327 53488 L 842327 481390 C 842327 510931 818380 534878 788839 534878 L 53488 534878 C 23947 534878 0 510931 0 481390 L 0 53488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42327"/><draw:equation draw:name="f7" draw:formula="?f4 / 534878"/><draw:equation draw:name="f8" draw:formula="0 * ?f5 / 842327"/><draw:equation draw:name="f9" draw:formula="53488 * ?f4 / 534878"/><draw:equation draw:name="f10" draw:formula="53488 * ?f5 / 842327"/><draw:equation draw:name="f11" draw:formula="0 * ?f4 / 534878"/><draw:equation draw:name="f12" draw:formula="788839 * ?f5 / 842327"/><draw:equation draw:name="f13" draw:formula="842327 * ?f5 / 842327"/><draw:equation draw:name="f14" draw:formula="481390 * ?f4 / 534878"/><draw:equation draw:name="f15" draw:formula="534878 * ?f4 / 534878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5.63495in" svg:y="2.77739in" svg:width="0.92118in" svg:height="0.58495in" draw:id="id43" draw:style-name="a69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5.73731in" svg:y="2.87463in" svg:width="0.92118in" svg:height="0.58495in" draw:id="id44" draw:style-name="a72"><svg:title/><svg:desc/><text:p text:style-name="a71" text:class-names="" text:cond-style-name=""><text:span text:style-name="a70" text:class-names="">Tesoreria</text:span></text:p><draw:enhanced-geometry draw:type="non-primitive" svg:viewBox="0 0 842327 534878" draw:enhanced-path="M 0 53488 C 0 23947 23947 0 53488 0 L 788839 0 C 818380 0 842327 23947 842327 53488 L 842327 481390 C 842327 510931 818380 534878 788839 534878 L 53488 534878 C 23947 534878 0 510931 0 481390 L 0 53488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42327"/><draw:equation draw:name="f7" draw:formula="?f4 / 534878"/><draw:equation draw:name="f8" draw:formula="0 * ?f5 / 842327"/><draw:equation draw:name="f9" draw:formula="53488 * ?f4 / 534878"/><draw:equation draw:name="f10" draw:formula="53488 * ?f5 / 842327"/><draw:equation draw:name="f11" draw:formula="0 * ?f4 / 534878"/><draw:equation draw:name="f12" draw:formula="788839 * ?f5 / 842327"/><draw:equation draw:name="f13" draw:formula="842327 * ?f5 / 842327"/><draw:equation draw:name="f14" draw:formula="481390 * ?f4 / 534878"/><draw:equation draw:name="f15" draw:formula="534878 * ?f4 / 534878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6.76084in" svg:y="2.77739in" svg:width="0.92118in" svg:height="0.58495in" draw:id="id45" draw:style-name="a73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6.86319in" svg:y="2.87463in" svg:width="0.92118in" svg:height="0.58495in" draw:id="id46" draw:style-name="a76"><svg:title/><svg:desc/><text:p text:style-name="a75" text:class-names="" text:cond-style-name=""><text:span text:style-name="a74" text:class-names="">Contabilidad</text:span></text:p><draw:enhanced-geometry draw:type="non-primitive" svg:viewBox="0 0 842327 534878" draw:enhanced-path="M 0 53488 C 0 23947 23947 0 53488 0 L 788839 0 C 818380 0 842327 23947 842327 53488 L 842327 481390 C 842327 510931 818380 534878 788839 534878 L 53488 534878 C 23947 534878 0 510931 0 481390 L 0 53488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42327"/><draw:equation draw:name="f7" draw:formula="?f4 / 534878"/><draw:equation draw:name="f8" draw:formula="0 * ?f5 / 842327"/><draw:equation draw:name="f9" draw:formula="53488 * ?f4 / 534878"/><draw:equation draw:name="f10" draw:formula="53488 * ?f5 / 842327"/><draw:equation draw:name="f11" draw:formula="0 * ?f4 / 534878"/><draw:equation draw:name="f12" draw:formula="788839 * ?f5 / 842327"/><draw:equation draw:name="f13" draw:formula="842327 * ?f5 / 842327"/><draw:equation draw:name="f14" draw:formula="481390 * ?f4 / 534878"/><draw:equation draw:name="f15" draw:formula="534878 * ?f4 / 534878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8.44967in" svg:y="1.92453in" svg:width="0.92118in" svg:height="0.58495in" draw:id="id47" draw:style-name="a77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8.55203in" svg:y="2.02177in" svg:width="0.92118in" svg:height="0.58495in" draw:id="id48" draw:style-name="a80"><svg:title/><svg:desc/><text:p text:style-name="a79" text:class-names="" text:cond-style-name=""><text:span text:style-name="a78" text:class-names="">Recursos Humanos</text:span></text:p><draw:enhanced-geometry draw:type="non-primitive" svg:viewBox="0 0 842327 534878" draw:enhanced-path="M 0 53488 C 0 23947 23947 0 53488 0 L 788839 0 C 818380 0 842327 23947 842327 53488 L 842327 481390 C 842327 510931 818380 534878 788839 534878 L 53488 534878 C 23947 534878 0 510931 0 481390 L 0 53488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42327"/><draw:equation draw:name="f7" draw:formula="?f4 / 534878"/><draw:equation draw:name="f8" draw:formula="0 * ?f5 / 842327"/><draw:equation draw:name="f9" draw:formula="53488 * ?f4 / 534878"/><draw:equation draw:name="f10" draw:formula="53488 * ?f5 / 842327"/><draw:equation draw:name="f11" draw:formula="0 * ?f4 / 534878"/><draw:equation draw:name="f12" draw:formula="788839 * ?f5 / 842327"/><draw:equation draw:name="f13" draw:formula="842327 * ?f5 / 842327"/><draw:equation draw:name="f14" draw:formula="481390 * ?f4 / 534878"/><draw:equation draw:name="f15" draw:formula="534878 * ?f4 / 534878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7.88673in" svg:y="2.77739in" svg:width="0.92118in" svg:height="0.58495in" draw:id="id49" draw:style-name="a81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7.98908in" svg:y="2.87463in" svg:width="0.92118in" svg:height="0.58495in" draw:id="id50" draw:style-name="a84"><svg:title/><svg:desc/><text:p text:style-name="a83" text:class-names="" text:cond-style-name=""><text:span text:style-name="a82" text:class-names="">Nominas</text:span></text:p><draw:enhanced-geometry draw:type="non-primitive" svg:viewBox="0 0 842327 534878" draw:enhanced-path="M 0 53488 C 0 23947 23947 0 53488 0 L 788839 0 C 818380 0 842327 23947 842327 53488 L 842327 481390 C 842327 510931 818380 534878 788839 534878 L 53488 534878 C 23947 534878 0 510931 0 481390 L 0 53488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42327"/><draw:equation draw:name="f7" draw:formula="?f4 / 534878"/><draw:equation draw:name="f8" draw:formula="0 * ?f5 / 842327"/><draw:equation draw:name="f9" draw:formula="53488 * ?f4 / 534878"/><draw:equation draw:name="f10" draw:formula="53488 * ?f5 / 842327"/><draw:equation draw:name="f11" draw:formula="0 * ?f4 / 534878"/><draw:equation draw:name="f12" draw:formula="788839 * ?f5 / 842327"/><draw:equation draw:name="f13" draw:formula="842327 * ?f5 / 842327"/><draw:equation draw:name="f14" draw:formula="481390 * ?f4 / 534878"/><draw:equation draw:name="f15" draw:formula="534878 * ?f4 / 534878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9.01262in" svg:y="2.77739in" svg:width="0.92118in" svg:height="0.58495in" draw:id="id51" draw:style-name="a85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draw:custom-shape svg:x="9.11497in" svg:y="2.87463in" svg:width="0.92118in" svg:height="0.58495in" draw:id="id52" draw:style-name="a88"><svg:title/><svg:desc/><text:p text:style-name="a87" text:class-names="" text:cond-style-name=""><text:span text:style-name="a86" text:class-names="">Contratacion</text:span></text:p><draw:enhanced-geometry draw:type="non-primitive" svg:viewBox="0 0 842327 534878" draw:enhanced-path="M 0 53488 C 0 23947 23947 0 53488 0 L 788839 0 C 818380 0 842327 23947 842327 53488 L 842327 481390 C 842327 510931 818380 534878 788839 534878 L 53488 534878 C 23947 534878 0 510931 0 481390 L 0 53488 Z N" draw:text-areas="?f24 ?f26 ?f25 ?f27" draw:glue-points="?f16 ?f17 ?f18 ?f19 ?f20 ?f19 ?f21 ?f17 ?f21 ?f22 ?f20 ?f23 ?f18 ?f23 ?f16 ?f22 ?f16 ?f17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42327"/><draw:equation draw:name="f7" draw:formula="?f4 / 534878"/><draw:equation draw:name="f8" draw:formula="0 * ?f5 / 842327"/><draw:equation draw:name="f9" draw:formula="53488 * ?f4 / 534878"/><draw:equation draw:name="f10" draw:formula="53488 * ?f5 / 842327"/><draw:equation draw:name="f11" draw:formula="0 * ?f4 / 534878"/><draw:equation draw:name="f12" draw:formula="788839 * ?f5 / 842327"/><draw:equation draw:name="f13" draw:formula="842327 * ?f5 / 842327"/><draw:equation draw:name="f14" draw:formula="481390 * ?f4 / 534878"/><draw:equation draw:name="f15" draw:formula="534878 * ?f4 / 534878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6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/draw:g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.1812in" fo:margin-left="0.984in" fo:margin-bottom="1.1812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ula 5 2</meta:initial-creator>
    <dc:creator>aula 5 2</dc:creator>
    <meta:creation-date>2022-11-04T11:38:00Z</meta:creation-date>
    <dc:date>2022-11-04T11:56:00Z</dc:date>
    <meta:template xlink:href="Normal" xlink:type="simple"/>
    <meta:editing-cycles>1</meta:editing-cycles>
    <meta:editing-duration>PT1080S</meta:editing-duration>
    <meta:document-statistic meta:page-count="1" meta:paragraph-count="1" meta:word-count="0" meta:character-count="1" meta:row-count="1" meta:non-whitespace-character-count="1"/>
  </office:meta>
</office:document-meta>
</file>